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master-page-name="Standard">
      <style:paragraph-properties fo:margin-top="0in" fo:margin-bottom="0in" loext:contextual-spacing="false" fo:text-align="justify"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dróż przez generacje. G3.5</text:p>
      <text:p text:style-name="P1"/>
      <text:p text:style-name="P1">Zapraszam na kolejną części podróży przez wcześniejsze generacje My Little Pony. Tym razem wejdziemy w jeszcze większe rakowisko niż poprzednio, gdyż teraz biorę na tapetę generację 3.5. Przypominam, że możecie już zacząć zrzucać się na chemioterapię, która będzie mi potrzebna po zakończeniu tego cyklu.</text:p>
      <text:p text:style-name="P1"/>
      <text:p text:style-name="P1">Gray Picture</text:p>
      <text:p text:style-name="P1"/>
      <text:p text:style-name="P1">Na kartce z krótkimi notatkami, robionymi w czasie oglądania poszczególnych odcinków, ze trzy razy pojawia się hasło „te kuce to debile”. Co właściwie jest najlepszym podsumowaniem tej generacji, ale niestety obowiązują mnie jakieś minimalne liczby słów, które musi posiadać artykuł, więc nie mogę poprzestać tylko na tym niezwykle inteligentnym (i bardzo trafnym) stwierdzeniu. Szkoda.</text:p>
      <text:p text:style-name="P1"/>
      <text:p text:style-name="P1">Zacznę więc od wyglądu tej animacji, bo jakby nie patrzeć, jest to bardzo istotna część każdej kreskówki. Ale najpierw zamknijcie oczy (no, może jednak nie, ponieważ mogłoby to utrudnić dalsze czytanie, a tego bym nie chciała) i wyobraźcie sobie konia. „Koń, jaki jest, każdy widzi”, naturalnie nieproporcjonalna bestia. Wielki tułów i głowa, która w porównaniu do niego jest niesamowicie mała, oraz za chude nogi. Prawdziwy żart natury. Teraz, gdy każdy ma przed oczami takie stworzenie, mogę zacząć opisywać kuce z G3.5. Najprawdopodobniej twórcy tej generacji nigdy w życiu nie widzieli konia (nie oceniam, może tak jak ja i większość brodatych nerdów, nie wychodzą ze swojej piwnicy, więc nie mieli okazji na takie dzikie przeżycia), ponieważ stworzone przez nich kuce są dokładnym przeciwieństwem prawdziwych koni. Ale serio, te kucyki mają takie wielkie głowy, że jedynym racjonalnym wyjaśnieniem jest szczególnie ciężka odmiana wodogłowia. Zamiast się z nich śmiać, należy współczuć tym pokrzywdzonym przez okrutny los istotom. Z nogami też mają coś mocno nie tak. Ta ich część, która wyrasta z tułowia, jest bardzo cieniutka, ale za to dolna część jest strasznie szeroka. Zupełnie jakby ziemia w ich wersji Equestrii była tak gorąca, że pechowym konikom częściowo roztopiły się od niej nóżki. Lecz za to ich tułowie są małe, zwłaszcza w porównaniu z głowami. Może są niedożywione, kto to wie. W końcu nie wydają się na tyle inteligentne, żeby ogarniać w rolnictwie coś więcej niż dwupolówkę.</text:p>
      <text:p text:style-name="P1"/>
      <text:p text:style-name="P1">Lecz zamiast w kółko narzekać (choć to kocham), to jednak muszę pochwalić, że nawet widać różnicę w wielkości kucyków w zależności od ich wieku. Jest w tej generacji grupa dorosłych kucyków, a także źrebaki, które są od nich mniejsze, ale to już mamy w G4. Jednak w najnowszej generacji pastelowe osiołki dorastają najpewniej podobnie jak simsy, przeskakując z jednej wielkości do drugiej w czasie zmiany etapu życiowego. W G3.5 starsze źrebaki są mniejsze niż dorosłe kuce i większe niż młodsze źrebięta.</text:p>
      <text:p text:style-name="P1"/>
      <text:p text:style-name="P1">Jeżeli w trzeciej generacji tła były może nie najładniejsze, ale za to bardzo szczegółowe, to w tej są pozbawione jakichkolwiek szczegółów. Szczerze mówiąc, przez większość czasu wyglądają jak zlepek kilku figur na szybko stworzonych w paincie. Najśmieszniej było, gdy jedna klacz na widok jednolicie niebieskiego nieba z płaskimi chmurami stwierdziła, że to najpiękniejsze niebo, jakie w życiu widziała. Tu miał być dowcip o bronies niewychodzących z piwnicy, ale już jeden jest, więc się powstrzymam.</text:p>
      <text:p text:style-name="P1"/>
      <text:p text:style-name="P1">W poprzednim artykule narzekałam, że między klaczami z G3 jest za mało wyraźnych różnic w ich wyglądzie zewnętrznym, przez co ciężko zapamiętać, która jest która. Ale na szczęście w G3.5 zostało to trochę poprawione i już możne je łatwiej rozróżnić, na przykład po różnych kształtach grzyw. Jednak rzeczą, która nie została poprawiona, jest charakter kolorowych salcesonów. Nadal główne klacze (ponownie nie zobaczymy ani jednego ogiera) mają proste, wręcz schematyczne charaktery, oparte zazwyczaj na jednej rzeczy, która cechuje danego kucyka.</text:p>
      <text:p text:style-name="P1"/>
      <text:p text:style-name="P1">Kojarzycie ten dyskomfort, gdy w czasie oglądania filmu z bardzo skomplikowaną fabułą musicie przed samym sobą przyznać, że nie ogarniacie, co tak właściwie dzieje się na ekranie? Przydałby się wtedy jakiś lektor o uspokajającym głosie, który by wszystko powoli i zrozumiale wytłumaczył, co nie? Co prawda w odcinkach z G3.5 nie doświadczy się czegoś takiego jak skomplikowana fabuła, gdyż problemy, przed którymi stają koniki, są jeszcze bardziej infantylne i głupie niż w G3, choć zdawać mogłoby się, że to niemożliwe, ale za to jest lektorka, która co jakiś czas mówi, co się dzieje w danej części odcinka czy jakie emocje przeżywają kucyki. W czwartej generacji nie doświadczy się takiej zaawansowanej technologii i troski o małego widza. A tak serio, to twórcy musieli wówczas uważać dzieci za o wiele głupsze, niż są w rzeczywistości, bo naprawdę fabuła przynajmniej tych odcinków, które widziałam, jest na tyle prosta, że nie widzę nawet najmniejszej potrzeby obecności wyjaśnień lektora.</text:p>
      <text:p text:style-name="P1"/>
      <text:p text:style-name="P1">W G3 po którymś odcinku ze zdziwieniem musiałam stwierdzić, że nawet da się to oglądać. Co prawda nie jest to kreskówka, którą sobie włączę, gdy najdzie mnie ochota na obejrzenie jakiejś animacji, jednak bez problemu mogłabym to oglądać w ramach opieki nad jakimś małym dzieckiem. Ale z G3.5 jest znacznie, znacznie gorzej. Przysięgam, że oglądanie tych kilku odcinków, potrzebnych do napisania tego artykułu, wręcz fizycznie mnie bolało. Co jakiś czas musiałam robić przerwy, bo inaczej mój mózg próbował się jak najszybciej ewakuować z czaszki.</text:p>
      <text:p text:style-name="P1"/>
      <text:p text:style-name="P1">Podsumowując, niech G3.5 zdechnie w głębokich otchłaniach Internetu, gdzie zresztą należy szukać odcinków tej generacji. Najwidoczniej wszechświat wie, jakie to jest złe, i próbuje je ukryć. Przykładowy epizod, „Gwiazdka spełnionych życzeń”, <office:annotation office:name="__Annotation__14_1153243328"><dc:creator>Weronika Błaż</dc:creator><dc:date>2018-07-20T22:15:39</dc:date><text:p><text:span text:style-name="T2">Ile w końcu? ;)</text:span></text:p></office:annotation>trwa 45 <text:s/>minut<office:annotation-end office:name="__Annotation__14_1153243328"/>. Jest dużo znacznie lepszych sposobów na spędzenie tego czasu. Można chociażby walić głową w ścianę albo prawie pięć razy ugotować jajka na twardo.</text:p>
      <text:p text:style-name="P1"/>
      <text:p text:style-name="P1">grafiki</text:p>
      <text:p text:style-name="P1">na banner:</text:p>
      <text:p text:style-name="P1"><text:a xlink:type="simple" xlink:href="https://c.pxhere.com/photos/b9/be/animal_aquatic_clamp_claw_crab_creature_sand_beach-1254140.jpg!d" text:style-name="Internet_20_link" text:visited-style-name="Visited_20_Internet_20_Link"><text:span text:style-name="T1">https://c.pxhere.com/photos/b9/be/animal_aquatic_clamp_claw_crab_creature_sand_beach-1254140.jpg!d</text:span></text:a></text:p>
      <text:p text:style-name="P1"><text:soft-page-break/><text:a xlink:type="simple" xlink:href="https://pxhere.com/en/photo/1411904" text:style-name="Internet_20_link" text:visited-style-name="Visited_20_Internet_20_Link"><text:span text:style-name="T1">https://pxhere.com/en/photo/1411904</text:span></text:a> &lt;źródło</text:p>
      <text:p text:style-name="P1">pozostałe:</text:p>
      <text:p text:style-name="P1"><text:a xlink:type="simple" xlink:href="https://img00.deviantart.net/591b/i/2013/012/7/9/ponyscope__cancer_by_ccortxx-d5rbnwz.png" text:style-name="Internet_20_link" text:visited-style-name="Visited_20_Internet_20_Link"><text:span text:style-name="T1">https://img00.deviantart.net/591b/i/2013/012/7/9/ponyscope__cancer_by_ccortxx-d5rbnwz.png</text:span></text:a></text:p>
      <text:p text:style-name="P1"><text:a xlink:type="simple" xlink:href="https://www.deviantart.com/ccortxx/art/Ponyscope-Cancer-348224723" text:style-name="Internet_20_link" text:visited-style-name="Visited_20_Internet_20_Link"><text:span text:style-name="T1">https://www.deviantart.com/ccortxx/art/Ponyscope-Cancer-348224723</text:span></text:a> &lt;źródło</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8" meta:word-count="876" meta:character-count="6056" meta:non-whitespace-character-count="5197"/>
    <meta:generator>LibreOfficeDev/5.1.0.3$Linux_X86_64 LibreOffice_project/</meta:generator>
  </office:meta>
</office:document-meta>
</file>